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10.27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>
            <text:p>Name</text:p>
          </table:table-cell>
          <table:table-cell office:value-type="string">
            <text:p>CompressionRatio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0733">
            <text:p>10733</text:p>
          </table:table-cell>
          <table:table-cell/>
          <table:table-cell office:value-type="string">
            <text:p>Darude_-_Sandstorm6bpm_120.mid</text:p>
          </table:table-cell>
          <table:table-cell office:value-type="float" office:value="0.0483555389918942">
            <text:p>0,04835553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5197">
            <text:p>5197</text:p>
          </table:table-cell>
          <table:table-cell/>
          <table:table-cell office:value-type="string">
            <text:p>Beatles_I_Feel_Fine1bpm_120.mid</text:p>
          </table:table-cell>
          <table:table-cell office:value-type="float" office:value="0.174331345006735">
            <text:p>0,17433134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4029">
            <text:p>4029</text:p>
          </table:table-cell>
          <table:table-cell/>
          <table:table-cell office:value-type="string">
            <text:p>TheBeatles_Ticket to Ride0bpm_120.mid</text:p>
          </table:table-cell>
          <table:table-cell office:value-type="float" office:value="0.200049640109208">
            <text:p>0,200049640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4029">
            <text:p>4029</text:p>
          </table:table-cell>
          <table:table-cell/>
          <table:table-cell office:value-type="string">
            <text:p>TheBeatles_Ticket to Ride1bpm_120.mid</text:p>
          </table:table-cell>
          <table:table-cell office:value-type="float" office:value="0.202035244477538">
            <text:p>0,202035244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75">
            <text:p>2875</text:p>
          </table:table-cell>
          <table:table-cell/>
          <table:table-cell office:value-type="string">
            <text:p>Help K4bpm_120.mid</text:p>
          </table:table-cell>
          <table:table-cell office:value-type="float" office:value="0.208">
            <text:p>0,20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095">
            <text:p>3095</text:p>
          </table:table-cell>
          <table:table-cell/>
          <table:table-cell office:value-type="string">
            <text:p>Hey Jude K3bpm_120.mid</text:p>
          </table:table-cell>
          <table:table-cell office:value-type="float" office:value="0.221324717285945">
            <text:p>0,2213247173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2">
            <text:p>2482</text:p>
          </table:table-cell>
          <table:table-cell/>
          <table:table-cell office:value-type="string">
            <text:p>We can work it out K0bpm_120.mid</text:p>
          </table:table-cell>
          <table:table-cell office:value-type="float" office:value="0.227639000805802">
            <text:p>0,227639000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053">
            <text:p>3053</text:p>
          </table:table-cell>
          <table:table-cell/>
          <table:table-cell office:value-type="string">
            <text:p>TheBeatles_A Hard Day's Night0bpm_120.mid</text:p>
          </table:table-cell>
          <table:table-cell office:value-type="float" office:value="0.22895512610547">
            <text:p>0,228955126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2">
            <text:p>2482</text:p>
          </table:table-cell>
          <table:table-cell/>
          <table:table-cell office:value-type="string">
            <text:p>Beatles_We_Can_Work_It_Out0bpm_120.mid</text:p>
          </table:table-cell>
          <table:table-cell office:value-type="float" office:value="0.232473811442385">
            <text:p>0,232473811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969">
            <text:p>2969</text:p>
          </table:table-cell>
          <table:table-cell/>
          <table:table-cell office:value-type="string">
            <text:p>Beatles_Let_It_Be3bpm_120.mid</text:p>
          </table:table-cell>
          <table:table-cell office:value-type="float" office:value="0.243516335466487">
            <text:p>0,243516335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72">
            <text:p>2872</text:p>
          </table:table-cell>
          <table:table-cell/>
          <table:table-cell office:value-type="string">
            <text:p>TheBeatles_Get Back0bpm_120.mid</text:p>
          </table:table-cell>
          <table:table-cell office:value-type="float" office:value="0.245821727019499">
            <text:p>0,24582172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840">
            <text:p>2840</text:p>
          </table:table-cell>
          <table:table-cell/>
          <table:table-cell office:value-type="string">
            <text:p>Beatles_Come_Together2bpm_120.mid</text:p>
          </table:table-cell>
          <table:table-cell office:value-type="float" office:value="0.24612676056338">
            <text:p>0,246126760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338">
            <text:p>3338</text:p>
          </table:table-cell>
          <table:table-cell/>
          <table:table-cell office:value-type="string">
            <text:p>Beatles_She_Loves_You0bpm_120.mid</text:p>
          </table:table-cell>
          <table:table-cell office:value-type="float" office:value="0.246554823247454">
            <text:p>0,2465548232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3338">
            <text:p>3338</text:p>
          </table:table-cell>
          <table:table-cell/>
          <table:table-cell office:value-type="string">
            <text:p>Beatles_She_Loves_You1bpm_120.mid</text:p>
          </table:table-cell>
          <table:table-cell office:value-type="float" office:value="0.246854403834631">
            <text:p>0,246854403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03">
            <text:p>2203</text:p>
          </table:table-cell>
          <table:table-cell/>
          <table:table-cell office:value-type="string">
            <text:p>Beatles_Baby_Its_You1bpm_120.mid</text:p>
          </table:table-cell>
          <table:table-cell office:value-type="float" office:value="0.271901951883795">
            <text:p>0,271901951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15">
            <text:p>1115</text:p>
          </table:table-cell>
          <table:table-cell/>
          <table:table-cell office:value-type="string">
            <text:p>Beatles_Baby_Its_You3bpm_120.mid</text:p>
          </table:table-cell>
          <table:table-cell office:value-type="float" office:value="0.283408071748879">
            <text:p>0,283408071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749">
            <text:p>1749</text:p>
          </table:table-cell>
          <table:table-cell/>
          <table:table-cell office:value-type="string">
            <text:p>Beatles_Love_Me_Do0bpm_120.mid</text:p>
          </table:table-cell>
          <table:table-cell office:value-type="float" office:value="0.284162378502001">
            <text:p>0,284162378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48">
            <text:p>2748</text:p>
          </table:table-cell>
          <table:table-cell/>
          <table:table-cell office:value-type="string">
            <text:p>Beatles_Sgt_Pepper3bpm_120.mid</text:p>
          </table:table-cell>
          <table:table-cell office:value-type="float" office:value="0.286754002911208">
            <text:p>0,2867540029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62">
            <text:p>2262</text:p>
          </table:table-cell>
          <table:table-cell/>
          <table:table-cell office:value-type="string">
            <text:p>Beatles_Aint_She_Sweet4bpm_120.mid</text:p>
          </table:table-cell>
          <table:table-cell office:value-type="float" office:value="0.293987621573828">
            <text:p>0,293987621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40">
            <text:p>2740</text:p>
          </table:table-cell>
          <table:table-cell/>
          <table:table-cell office:value-type="string">
            <text:p>Beatles_I_Want_To_Hold_Your_Hand4bpm_120.mid</text:p>
          </table:table-cell>
          <table:table-cell office:value-type="float" office:value="0.296715328467153">
            <text:p>0,296715328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33">
            <text:p>2233</text:p>
          </table:table-cell>
          <table:table-cell/>
          <table:table-cell office:value-type="string">
            <text:p>Beatles_Cant_Buy_Me_Love1bpm_120.mid</text:p>
          </table:table-cell>
          <table:table-cell office:value-type="float" office:value="0.299596954769369">
            <text:p>0,299596954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520">
            <text:p>2520</text:p>
          </table:table-cell>
          <table:table-cell/>
          <table:table-cell office:value-type="string">
            <text:p>Beatles_Eleanor_Rigby3bpm_120.mid</text:p>
          </table:table-cell>
          <table:table-cell office:value-type="float" office:value="0.31468253968254">
            <text:p>0,314682539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Beatles_With_A_Little_Help_From_My_Friends3bpm_120.mid</text:p>
          </table:table-cell>
          <table:table-cell office:value-type="float" office:value="0.321613619541081">
            <text:p>0,321613619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Beatles_From_Me_To_You3bpm_120.mid</text:p>
          </table:table-cell>
          <table:table-cell office:value-type="float" office:value="0.346326836581709">
            <text:p>0,3463268366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486">
            <text:p>1486</text:p>
          </table:table-cell>
          <table:table-cell/>
          <table:table-cell office:value-type="string">
            <text:p>Beatles_Yesterday0bpm_120.mid</text:p>
          </table:table-cell>
          <table:table-cell office:value-type="float" office:value="0.404441453566622">
            <text:p>0,404441453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18">
            <text:p>1118</text:p>
          </table:table-cell>
          <table:table-cell/>
          <table:table-cell office:value-type="string">
            <text:p>Help K5bpm_120.mid</text:p>
          </table:table-cell>
          <table:table-cell office:value-type="float" office:value="0.416815742397138">
            <text:p>0,4168157424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11">
            <text:p>2711</text:p>
          </table:table-cell>
          <table:table-cell/>
          <table:table-cell office:value-type="string">
            <text:p>Hello Goodbye K3bpm_120.mid</text:p>
          </table:table-cell>
          <table:table-cell office:value-type="float" office:value="0.419771302102545">
            <text:p>0,419771302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52">
            <text:p>852</text:p>
          </table:table-cell>
          <table:table-cell/>
          <table:table-cell office:value-type="string">
            <text:p>Beatles_Love_Me_Do1bpm_120.mid</text:p>
          </table:table-cell>
          <table:table-cell office:value-type="float" office:value="0.43075117370892">
            <text:p>0,4307511737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44">
            <text:p>1544</text:p>
          </table:table-cell>
          <table:table-cell>
            <draw:frame table:end-cell-address="Tabelle1.L76" table:end-x="0.164cm" table:end-y="0.363cm" draw:z-index="0" draw:style-name="gr1" draw:text-style-name="P1" svg:width="28.987cm" svg:height="21.333cm" svg:x="5.191cm" svg:y="0.017cm">
              <draw:object draw:notify-on-update-of-ranges="Tabelle1.E1:Tabelle1.E1 Tabelle1.E2:Tabelle1.E48 Tabelle1.F1:Tabelle1.F1 Tabelle1.F2:Tabelle1.F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R1bpm_120.mid</text:p>
          </table:table-cell>
          <table:table-cell office:value-type="float" office:value="0.472150259067358">
            <text:p>0,472150259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09">
            <text:p>809</text:p>
          </table:table-cell>
          <table:table-cell/>
          <table:table-cell office:value-type="string">
            <text:p>Beatles_We_Can_Work_It_Out1bpm_120.mid</text:p>
          </table:table-cell>
          <table:table-cell office:value-type="float" office:value="0.475896168108776">
            <text:p>0,4758961681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12">
            <text:p>1512</text:p>
          </table:table-cell>
          <table:table-cell/>
          <table:table-cell office:value-type="string">
            <text:p>Day tripper K3bpm_120.mid</text:p>
          </table:table-cell>
          <table:table-cell office:value-type="float" office:value="0.486772486772487">
            <text:p>0,4867724868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Pompeij-Bastille2bpm_120.mid</text:p>
          </table:table-cell>
          <table:table-cell office:value-type="float" office:value="0.495">
            <text:p>0,49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785">
            <text:p>2785</text:p>
          </table:table-cell>
          <table:table-cell/>
          <table:table-cell office:value-type="string">
            <text:p>Beatles_Penny_Lane1bpm_120.mid</text:p>
          </table:table-cell>
          <table:table-cell office:value-type="float" office:value="0.535008976660682">
            <text:p>0,535008976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62">
            <text:p>1562</text:p>
          </table:table-cell>
          <table:table-cell/>
          <table:table-cell office:value-type="string">
            <text:p>Yesterday 2 k3bpm_120.mid</text:p>
          </table:table-cell>
          <table:table-cell office:value-type="float" office:value="0.537131882202305">
            <text:p>0,5371318822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570">
            <text:p>1570</text:p>
          </table:table-cell>
          <table:table-cell/>
          <table:table-cell office:value-type="string">
            <text:p>Beatles_Please_Please_Me3bpm_120.mid</text:p>
          </table:table-cell>
          <table:table-cell office:value-type="float" office:value="0.56687898089172">
            <text:p>0,5668789809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251">
            <text:p>2251</text:p>
          </table:table-cell>
          <table:table-cell/>
          <table:table-cell office:value-type="string">
            <text:p>Ruby15bpm_120.mid</text:p>
          </table:table-cell>
          <table:table-cell office:value-type="float" office:value="0.573078631719236">
            <text:p>0,5730786317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879">
            <text:p>1879</text:p>
          </table:table-cell>
          <table:table-cell/>
          <table:table-cell office:value-type="string">
            <text:p>Free as a bird K2bpm_120.mid</text:p>
          </table:table-cell>
          <table:table-cell office:value-type="float" office:value="0.604044704630122">
            <text:p>0,604044704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Paperback writer K4bpm_120.mid</text:p>
          </table:table-cell>
          <table:table-cell office:value-type="float" office:value="0.606181455633101">
            <text:p>0,6061814556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731">
            <text:p>731</text:p>
          </table:table-cell>
          <table:table-cell/>
          <table:table-cell office:value-type="string">
            <text:p>Help K6bpm_120.mid</text:p>
          </table:table-cell>
          <table:table-cell office:value-type="float" office:value="0.612859097127223">
            <text:p>0,6128590971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672">
            <text:p>672</text:p>
          </table:table-cell>
          <table:table-cell/>
          <table:table-cell office:value-type="string">
            <text:p>Pompeij-Bastille1bpm_120.mid</text:p>
          </table:table-cell>
          <table:table-cell office:value-type="float" office:value="0.62797619047619">
            <text:p>0,627976190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321">
            <text:p>2321</text:p>
          </table:table-cell>
          <table:table-cell/>
          <table:table-cell office:value-type="string">
            <text:p>Beatles_Yellow_Submarine1bpm_120.mid</text:p>
          </table:table-cell>
          <table:table-cell office:value-type="float" office:value="0.66393795777682">
            <text:p>0,6639379578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2488">
            <text:p>2488</text:p>
          </table:table-cell>
          <table:table-cell/>
          <table:table-cell office:value-type="string">
            <text:p>The Beatles - All You Need Is Love3bpm_120.mid</text:p>
          </table:table-cell>
          <table:table-cell office:value-type="float" office:value="0.740755627009646">
            <text:p>0,740755627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715">
            <text:p>1715</text:p>
          </table:table-cell>
          <table:table-cell/>
          <table:table-cell office:value-type="string">
            <text:p>Beatles_Lady_Madonna3bpm_120.mid</text:p>
          </table:table-cell>
          <table:table-cell office:value-type="float" office:value="0.754518950437318">
            <text:p>0,7545189504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992">
            <text:p>992</text:p>
          </table:table-cell>
          <table:table-cell/>
          <table:table-cell office:value-type="string">
            <text:p>Beatles_Something4bpm_120.mid</text:p>
          </table:table-cell>
          <table:table-cell office:value-type="float" office:value="0.794354838709677">
            <text:p>0,7943548387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106">
            <text:p>1106</text:p>
          </table:table-cell>
          <table:table-cell/>
          <table:table-cell office:value-type="string">
            <text:p>HowFarWeveCome3bpm_120.mid</text:p>
          </table:table-cell>
          <table:table-cell office:value-type="float" office:value="0.79746835443038">
            <text:p>0,7974683544</text:p>
          </table:table-cell>
        </table:table-row>
        <table:table-row table:style-name="ro2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1487">
            <text:p>1487</text:p>
          </table:table-cell>
          <table:table-cell/>
          <table:table-cell office:value-type="string">
            <text:p>Beatles_Something3bpm_120.mid</text:p>
          </table:table-cell>
          <table:table-cell office:value-type="float" office:value="0.837928715534633">
            <text:p>0,8379287155</text:p>
          </table:table-cell>
        </table:table-row>
        <table:table-row table:style-name="ro1">
          <table:table-cell office:value-type="string">
            <text:p>27.05.2019</text:p>
          </table:table-cell>
          <table:table-cell office:value-type="string">
            <text:p>00:39</text:p>
          </table:table-cell>
          <table:table-cell office:value-type="float" office:value="799">
            <text:p>799</text:p>
          </table:table-cell>
          <table:table-cell/>
          <table:table-cell office:value-type="string">
            <text:p>TheBeatles_Strawberry Fields Forever12bpm_120.mid</text:p>
          </table:table-cell>
          <table:table-cell office:value-type="float" office:value="0.968710888610763">
            <text:p>0,9687108886</text:p>
          </table:table-cell>
        </table:table-row>
      </table:table>
      <table:database-ranges>
        <table:database-range table:target-range-address="Tabelle1.A2:Tabelle1.E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03:0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03:01:43.82</dc:date>
    <meta:generator>OpenOffice.org/3.4.1$Win32 OpenOffice.org_project/341m1$Build-9593</meta:generator>
    <meta:editing-duration>PT26M41S</meta:editing-duration>
    <meta:editing-cycles>1</meta:editing-cycles>
    <meta:document-statistic meta:table-count="1" meta:cell-count="2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88cm" svg:height="21.334cm" xlink:href=".." xlink:type="simple" chart:class="chart:bar" chart:style-name="ch1">
        <chart:legend chart:legend-position="bottom" svg:x="12.819cm" svg:y="20.525cm" style:legend-expansion="wide" chart:style-name="ch2"/>
        <chart:plot-area chart:style-name="ch3" table:cell-range-address="Tabelle1.E1:Tabelle1.F48" chart:data-source-has-labels="both" svg:x="1.029cm" svg:y="1.839cm" svg:width="26.801cm" svg:height="17.84cm">
          <chartooo:coordinate-region svg:x="1.756cm" svg:y="2.051cm" svg:width="26.074cm" svg:height="7.878cm"/>
          <chart:axis chart:dimension="x" chart:name="primary-x" chart:style-name="ch4" chartooo:axis-type="auto">
            <chartooo:date-scale/>
            <chart:categories table:cell-range-address="Tabelle1.E2:Tabelle1.E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:Tabelle1.F48" chart:label-cell-address="Tabelle1.F1:Tabelle1.F1" chart:class="chart:bar"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ionRatio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rude_-_Sandstorm6bpm_120.mid</text:p>
                <draw:g>
                  <svg:desc>Tabelle1.E2:Tabelle1.E48</svg:desc>
                </draw:g>
              </table:table-cell>
              <table:table-cell office:value-type="float" office:value="0.0483555389918942">
                <text:p>0.0483555389918942</text:p>
                <draw:g>
                  <svg:desc>Tabelle1.F2:Tabelle1.F48</svg:desc>
                </draw:g>
              </table:table-cell>
            </table:table-row>
            <table:table-row>
              <table:table-cell office:value-type="string">
                <text:p>Beatles_I_Feel_Fine1bpm_120.mid</text:p>
              </table:table-cell>
              <table:table-cell office:value-type="float" office:value="0.174331345006735">
                <text:p>0.174331345006735</text:p>
              </table:table-cell>
            </table:table-row>
            <table:table-row>
              <table:table-cell office:value-type="string">
                <text:p>TheBeatles_Ticket to Ride0bpm_120.mid</text:p>
              </table:table-cell>
              <table:table-cell office:value-type="float" office:value="0.200049640109208">
                <text:p>0.200049640109208</text:p>
              </table:table-cell>
            </table:table-row>
            <table:table-row>
              <table:table-cell office:value-type="string">
                <text:p>TheBeatles_Ticket to Ride1bpm_120.mid</text:p>
              </table:table-cell>
              <table:table-cell office:value-type="float" office:value="0.202035244477538">
                <text:p>0.202035244477538</text:p>
              </table:table-cell>
            </table:table-row>
            <table:table-row>
              <table:table-cell office:value-type="string">
                <text:p>Help K4bpm_120.mid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Hey Jude K3bpm_120.mid</text:p>
              </table:table-cell>
              <table:table-cell office:value-type="float" office:value="0.221324717285945">
                <text:p>0.221324717285945</text:p>
              </table:table-cell>
            </table:table-row>
            <table:table-row>
              <table:table-cell office:value-type="string">
                <text:p>We can work it out K0bpm_120.mid</text:p>
              </table:table-cell>
              <table:table-cell office:value-type="float" office:value="0.227639000805802">
                <text:p>0.227639000805802</text:p>
              </table:table-cell>
            </table:table-row>
            <table:table-row>
              <table:table-cell office:value-type="string">
                <text:p>TheBeatles_A Hard Day's Night0bpm_120.mid</text:p>
              </table:table-cell>
              <table:table-cell office:value-type="float" office:value="0.22895512610547">
                <text:p>0.22895512610547</text:p>
              </table:table-cell>
            </table:table-row>
            <table:table-row>
              <table:table-cell office:value-type="string">
                <text:p>Beatles_We_Can_Work_It_Out0bpm_120.mid</text:p>
              </table:table-cell>
              <table:table-cell office:value-type="float" office:value="0.232473811442385">
                <text:p>0.232473811442385</text:p>
              </table:table-cell>
            </table:table-row>
            <table:table-row>
              <table:table-cell office:value-type="string">
                <text:p>Beatles_Let_It_Be3bpm_120.mid</text:p>
              </table:table-cell>
              <table:table-cell office:value-type="float" office:value="0.243516335466487">
                <text:p>0.243516335466487</text:p>
              </table:table-cell>
            </table:table-row>
            <table:table-row>
              <table:table-cell office:value-type="string">
                <text:p>TheBeatles_Get Back0bpm_120.mid</text:p>
              </table:table-cell>
              <table:table-cell office:value-type="float" office:value="0.245821727019499">
                <text:p>0.245821727019499</text:p>
              </table:table-cell>
            </table:table-row>
            <table:table-row>
              <table:table-cell office:value-type="string">
                <text:p>Beatles_Come_Together2bpm_120.mid</text:p>
              </table:table-cell>
              <table:table-cell office:value-type="float" office:value="0.24612676056338">
                <text:p>0.24612676056338</text:p>
              </table:table-cell>
            </table:table-row>
            <table:table-row>
              <table:table-cell office:value-type="string">
                <text:p>Beatles_She_Loves_You0bpm_120.mid</text:p>
              </table:table-cell>
              <table:table-cell office:value-type="float" office:value="0.246554823247454">
                <text:p>0.246554823247454</text:p>
              </table:table-cell>
            </table:table-row>
            <table:table-row>
              <table:table-cell office:value-type="string">
                <text:p>Beatles_She_Loves_You1bpm_120.mid</text:p>
              </table:table-cell>
              <table:table-cell office:value-type="float" office:value="0.246854403834631">
                <text:p>0.246854403834631</text:p>
              </table:table-cell>
            </table:table-row>
            <table:table-row>
              <table:table-cell office:value-type="string">
                <text:p>Beatles_Baby_Its_You1bpm_120.mid</text:p>
              </table:table-cell>
              <table:table-cell office:value-type="float" office:value="0.271901951883795">
                <text:p>0.271901951883795</text:p>
              </table:table-cell>
            </table:table-row>
            <table:table-row>
              <table:table-cell office:value-type="string">
                <text:p>Beatles_Baby_Its_You3bpm_120.mid</text:p>
              </table:table-cell>
              <table:table-cell office:value-type="float" office:value="0.283408071748879">
                <text:p>0.283408071748879</text:p>
              </table:table-cell>
            </table:table-row>
            <table:table-row>
              <table:table-cell office:value-type="string">
                <text:p>Beatles_Love_Me_Do0bpm_120.mid</text:p>
              </table:table-cell>
              <table:table-cell office:value-type="float" office:value="0.284162378502001">
                <text:p>0.284162378502001</text:p>
              </table:table-cell>
            </table:table-row>
            <table:table-row>
              <table:table-cell office:value-type="string">
                <text:p>Beatles_Sgt_Pepper3bpm_120.mid</text:p>
              </table:table-cell>
              <table:table-cell office:value-type="float" office:value="0.286754002911208">
                <text:p>0.286754002911208</text:p>
              </table:table-cell>
            </table:table-row>
            <table:table-row>
              <table:table-cell office:value-type="string">
                <text:p>Beatles_Aint_She_Sweet4bpm_120.mid</text:p>
              </table:table-cell>
              <table:table-cell office:value-type="float" office:value="0.293987621573828">
                <text:p>0.293987621573828</text:p>
              </table:table-cell>
            </table:table-row>
            <table:table-row>
              <table:table-cell office:value-type="string">
                <text:p>Beatles_I_Want_To_Hold_Your_Hand4bpm_120.mid</text:p>
              </table:table-cell>
              <table:table-cell office:value-type="float" office:value="0.296715328467153">
                <text:p>0.296715328467153</text:p>
              </table:table-cell>
            </table:table-row>
            <table:table-row>
              <table:table-cell office:value-type="string">
                <text:p>Beatles_Cant_Buy_Me_Love1bpm_120.mid</text:p>
              </table:table-cell>
              <table:table-cell office:value-type="float" office:value="0.299596954769369">
                <text:p>0.299596954769369</text:p>
              </table:table-cell>
            </table:table-row>
            <table:table-row>
              <table:table-cell office:value-type="string">
                <text:p>Beatles_Eleanor_Rigby3bpm_120.mid</text:p>
              </table:table-cell>
              <table:table-cell office:value-type="float" office:value="0.31468253968254">
                <text:p>0.31468253968254</text:p>
              </table:table-cell>
            </table:table-row>
            <table:table-row>
              <table:table-cell office:value-type="string">
                <text:p>Beatles_With_A_Little_Help_From_My_Friends3bpm_120.mid</text:p>
              </table:table-cell>
              <table:table-cell office:value-type="float" office:value="0.321613619541081">
                <text:p>0.321613619541081</text:p>
              </table:table-cell>
            </table:table-row>
            <table:table-row>
              <table:table-cell office:value-type="string">
                <text:p>Beatles_From_Me_To_You3bpm_120.mid</text:p>
              </table:table-cell>
              <table:table-cell office:value-type="float" office:value="0.346326836581709">
                <text:p>0.346326836581709</text:p>
              </table:table-cell>
            </table:table-row>
            <table:table-row>
              <table:table-cell office:value-type="string">
                <text:p>Beatles_Yesterday0bpm_120.mid</text:p>
              </table:table-cell>
              <table:table-cell office:value-type="float" office:value="0.404441453566622">
                <text:p>0.404441453566622</text:p>
              </table:table-cell>
            </table:table-row>
            <table:table-row>
              <table:table-cell office:value-type="string">
                <text:p>Help K5bpm_120.mid</text:p>
              </table:table-cell>
              <table:table-cell office:value-type="float" office:value="0.416815742397138">
                <text:p>0.416815742397138</text:p>
              </table:table-cell>
            </table:table-row>
            <table:table-row>
              <table:table-cell office:value-type="string">
                <text:p>Hello Goodbye K3bpm_120.mid</text:p>
              </table:table-cell>
              <table:table-cell office:value-type="float" office:value="0.419771302102545">
                <text:p>0.419771302102545</text:p>
              </table:table-cell>
            </table:table-row>
            <table:table-row>
              <table:table-cell office:value-type="string">
                <text:p>Beatles_Love_Me_Do1bpm_120.mid</text:p>
              </table:table-cell>
              <table:table-cell office:value-type="float" office:value="0.43075117370892">
                <text:p>0.43075117370892</text:p>
              </table:table-cell>
            </table:table-row>
            <table:table-row>
              <table:table-cell office:value-type="string">
                <text:p>R1bpm_120.mid</text:p>
              </table:table-cell>
              <table:table-cell office:value-type="float" office:value="0.472150259067358">
                <text:p>0.472150259067358</text:p>
              </table:table-cell>
            </table:table-row>
            <table:table-row>
              <table:table-cell office:value-type="string">
                <text:p>Beatles_We_Can_Work_It_Out1bpm_120.mid</text:p>
              </table:table-cell>
              <table:table-cell office:value-type="float" office:value="0.475896168108776">
                <text:p>0.475896168108776</text:p>
              </table:table-cell>
            </table:table-row>
            <table:table-row>
              <table:table-cell office:value-type="string">
                <text:p>Day tripper K3bpm_120.mid</text:p>
              </table:table-cell>
              <table:table-cell office:value-type="float" office:value="0.486772486772487">
                <text:p>0.486772486772487</text:p>
              </table:table-cell>
            </table:table-row>
            <table:table-row>
              <table:table-cell office:value-type="string">
                <text:p>Pompeij-Bastille2bpm_120.mid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Beatles_Penny_Lane1bpm_120.mid</text:p>
              </table:table-cell>
              <table:table-cell office:value-type="float" office:value="0.535008976660682">
                <text:p>0.535008976660682</text:p>
              </table:table-cell>
            </table:table-row>
            <table:table-row>
              <table:table-cell office:value-type="string">
                <text:p>Yesterday 2 k3bpm_120.mid</text:p>
              </table:table-cell>
              <table:table-cell office:value-type="float" office:value="0.537131882202305">
                <text:p>0.537131882202305</text:p>
              </table:table-cell>
            </table:table-row>
            <table:table-row>
              <table:table-cell office:value-type="string">
                <text:p>Beatles_Please_Please_Me3bpm_120.mid</text:p>
              </table:table-cell>
              <table:table-cell office:value-type="float" office:value="0.56687898089172">
                <text:p>0.56687898089172</text:p>
              </table:table-cell>
            </table:table-row>
            <table:table-row>
              <table:table-cell office:value-type="string">
                <text:p>Ruby15bpm_120.mid</text:p>
              </table:table-cell>
              <table:table-cell office:value-type="float" office:value="0.573078631719236">
                <text:p>0.573078631719236</text:p>
              </table:table-cell>
            </table:table-row>
            <table:table-row>
              <table:table-cell office:value-type="string">
                <text:p>Free as a bird K2bpm_120.mid</text:p>
              </table:table-cell>
              <table:table-cell office:value-type="float" office:value="0.604044704630122">
                <text:p>0.604044704630122</text:p>
              </table:table-cell>
            </table:table-row>
            <table:table-row>
              <table:table-cell office:value-type="string">
                <text:p>Paperback writer K4bpm_120.mid</text:p>
              </table:table-cell>
              <table:table-cell office:value-type="float" office:value="0.606181455633101">
                <text:p>0.606181455633101</text:p>
              </table:table-cell>
            </table:table-row>
            <table:table-row>
              <table:table-cell office:value-type="string">
                <text:p>Help K6bpm_120.mid</text:p>
              </table:table-cell>
              <table:table-cell office:value-type="float" office:value="0.612859097127223">
                <text:p>0.612859097127223</text:p>
              </table:table-cell>
            </table:table-row>
            <table:table-row>
              <table:table-cell office:value-type="string">
                <text:p>Pompeij-Bastille1bpm_120.mid</text:p>
              </table:table-cell>
              <table:table-cell office:value-type="float" office:value="0.62797619047619">
                <text:p>0.62797619047619</text:p>
              </table:table-cell>
            </table:table-row>
            <table:table-row>
              <table:table-cell office:value-type="string">
                <text:p>Beatles_Yellow_Submarine1bpm_120.mid</text:p>
              </table:table-cell>
              <table:table-cell office:value-type="float" office:value="0.66393795777682">
                <text:p>0.66393795777682</text:p>
              </table:table-cell>
            </table:table-row>
            <table:table-row>
              <table:table-cell office:value-type="string">
                <text:p>The Beatles - All You Need Is Love3bpm_120.mid</text:p>
              </table:table-cell>
              <table:table-cell office:value-type="float" office:value="0.740755627009646">
                <text:p>0.740755627009646</text:p>
              </table:table-cell>
            </table:table-row>
            <table:table-row>
              <table:table-cell office:value-type="string">
                <text:p>Beatles_Lady_Madonna3bpm_120.mid</text:p>
              </table:table-cell>
              <table:table-cell office:value-type="float" office:value="0.754518950437318">
                <text:p>0.754518950437318</text:p>
              </table:table-cell>
            </table:table-row>
            <table:table-row>
              <table:table-cell office:value-type="string">
                <text:p>Beatles_Something4bpm_120.mid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HowFarWeveCome3bpm_120.mid</text:p>
              </table:table-cell>
              <table:table-cell office:value-type="float" office:value="0.79746835443038">
                <text:p>0.79746835443038</text:p>
              </table:table-cell>
            </table:table-row>
            <table:table-row>
              <table:table-cell office:value-type="string">
                <text:p>Beatles_Something3bpm_120.mid</text:p>
              </table:table-cell>
              <table:table-cell office:value-type="float" office:value="0.837928715534633">
                <text:p>0.837928715534633</text:p>
              </table:table-cell>
            </table:table-row>
            <table:table-row>
              <table:table-cell office:value-type="string">
                <text:p>TheBeatles_Strawberry Fields Forever12bpm_120.mid</text:p>
              </table:table-cell>
              <table:table-cell office:value-type="float" office:value="0.968710888610763">
                <text:p>0.968710888610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